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dddd0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200%" fo:text-align="justify" style:justify-single-word="false"/>
    </style:style>
    <style:style style:name="P11" style:family="paragraph" style:parent-style-name="Text_20_body">
      <style:paragraph-properties fo:margin-left="0in" fo:margin-right="0in" fo:text-align="justify" style:justify-single-word="false" fo:text-indent="0.3937in" style:auto-text-indent="false"/>
    </style:style>
    <style:style style:name="P12" style:family="paragraph" style:parent-style-name="Standard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643b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6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7" style:family="paragraph" style:parent-style-name="Text_20_body">
      <style:paragraph-properties fo:margin-left="0in" fo:margin-right="0in" fo:text-align="justify" style:justify-single-word="false" fo:text-indent="0.3937in" style:auto-text-indent="false"/>
      <style:text-properties officeooo:paragraph-rsid="0027e0a6"/>
    </style:style>
    <style:style style:name="P18" style:family="paragraph" style:parent-style-name="Text_20_body">
      <style:paragraph-properties fo:line-height="100%"/>
      <style:text-properties fo:font-size="14pt" fo:font-weight="bold" style:font-size-asian="14pt" style:font-weight-asian="bold" style:font-weight-complex="bold"/>
    </style:style>
    <style:style style:name="P19" style:family="paragraph" style:parent-style-name="Text_20_body">
      <style:text-properties fo:font-size="14pt" fo:font-weight="normal" officeooo:rsid="00295beb" officeooo:paragraph-rsid="00295beb" style:font-size-asian="14pt" style:font-weight-asian="normal" style:font-weight-complex="normal"/>
    </style:style>
    <style:style style:name="P20" style:family="paragraph" style:parent-style-name="Text_20_body">
      <style:text-properties officeooo:paragraph-rsid="0029643b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style:page-number="auto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hyphenation-ladder-count="no-limit" fo:text-indent="0.5in" style:auto-text-indent="false" fo:background-color="transparent">
        <style:tab-stops>
          <style:tab-stop style:position="0.4953in"/>
        </style:tab-stops>
      </style:paragraph-properties>
      <style:text-properties style:font-name="Arial1" fo:font-size="12pt" officeooo:paragraph-rsid="0027e0a6" fo:hyphenate="false"/>
    </style:style>
    <style:style style:name="P23" style:family="paragraph" style:parent-style-name="Text_20_body">
      <style:paragraph-properties fo:margin-left="0in" fo:margin-right="0in" fo:text-indent="0.4902in" style:auto-text-indent="false"/>
      <style:text-properties officeooo:rsid="00295beb" officeooo:paragraph-rsid="00295beb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officeooo:rsid="0022a7c1" style:font-size-asian="16pt" style:font-weight-asian="bold"/>
    </style:style>
    <style:style style:name="T3" style:family="text">
      <style:text-properties fo:font-size="16pt" fo:language="en" fo:country="US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4pt" fo:language="en" fo:country="US" officeooo:rsid="0029643b" style:font-size-asian="14pt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fo:font-size="11pt" fo:letter-spacing="-0.0028in" fo:language="ru" fo:country="RU" style:font-name-asian="Courier New" style:font-size-asian="10pt" style:font-name-complex="Courier New" style:font-size-complex="10pt"/>
    </style:style>
    <style:style style:name="T14" style:family="text">
      <style:text-properties fo:color="#000000" fo:font-size="11pt" fo:letter-spacing="-0.0028in" fo:language="ru" fo:country="RU" style:font-name-asian="Courier New" style:font-name-complex="Courier New"/>
    </style:style>
    <style:style style:name="T15" style:family="text">
      <style:text-properties fo:color="#000000" fo:font-size="11pt" fo:letter-spacing="-0.0028in" fo:language="ru" fo:country="RU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6" style:family="text">
      <style:text-properties fo:color="#000000" fo:font-size="11pt" fo:letter-spacing="-0.0028in" fo:language="ru" fo:country="RU" style:font-name-asian="MyriadPro-Regular" style:font-name-complex="MyriadPro-Regular"/>
    </style:style>
    <style:style style:name="T17" style:family="text">
      <style:text-properties fo:color="#000000" fo:letter-spacing="-0.0028in" officeooo:rsid="0027e0a6" style:font-name-asian="MyriadPro-Regular" style:font-name-complex="MyriadPro-Regular"/>
    </style:style>
    <style:style style:name="T18" style:family="text">
      <style:text-properties fo:color="#000000" fo:letter-spacing="-0.0028in" fo:language="ru" fo:country="RU" style:font-name-asian="Courier New" style:font-name-complex="Courier New"/>
    </style:style>
    <style:style style:name="T19" style:family="text">
      <style:text-properties fo:color="#000000" fo:letter-spacing="-0.0028in" fo:language="ru" fo:country="RU" style:font-name-asian="Courier New" style:font-size-asian="12pt" style:font-name-complex="Courier New" style:font-size-complex="12pt"/>
    </style:style>
    <style:style style:name="T20" style:family="text">
      <style:text-properties fo:color="#000000" fo:letter-spacing="-0.0028in" fo:language="ru" fo:country="RU" style:font-name-asian="MyriadPro-Regular" style:font-name-complex="MyriadPro-Regular"/>
    </style:style>
    <style:style style:name="T21" style:family="text">
      <style:text-properties fo:color="#000000" fo:letter-spacing="-0.0028in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2" style:family="text">
      <style:text-properties fo:color="#000000" fo:letter-spacing="-0.0028in" fo:language="ru" fo:country="RU" fo:font-weight="normal" style:font-name-asian="MyriadPro-Regular" style:font-size-asian="12pt" style:font-weight-asian="normal" style:font-name-complex="MyriadPro-Regular" style:font-size-complex="12pt" style:font-weight-complex="normal"/>
    </style:style>
    <style:style style:name="T23" style:family="text">
      <style:text-properties fo:color="#000000" fo:letter-spacing="-0.0028in" fo:language="ru" fo:country="RU" fo:font-weight="normal" officeooo:rsid="0027e0a6" style:font-name-asian="MyriadPro-Regular" style:font-size-asian="12pt" style:font-weight-asian="normal" style:font-name-complex="MyriadPro-Regular" style:font-size-complex="12pt" style:font-weight-complex="normal"/>
    </style:style>
    <style:style style:name="T24" style:family="text">
      <style:text-properties fo:color="#000000" fo:font-size="12pt" fo:letter-spacing="-0.0028in" style:font-name-asian="MyriadPro-Regular" style:font-size-asian="12pt" style:font-name-complex="MyriadPro-Regular" style:font-size-complex="12pt"/>
    </style:style>
    <style:style style:name="T25" style:family="text">
      <style:text-properties fo:color="#000000" fo:font-size="12pt" fo:letter-spacing="-0.0028in" officeooo:rsid="0027e0a6" style:font-name-asian="MyriadPro-Regular" style:font-size-asian="12pt" style:font-name-complex="MyriadPro-Regular" style:font-size-complex="12pt"/>
    </style:style>
    <style:style style:name="T26" style:family="text">
      <style:text-properties fo:color="#000000" style:font-name="Monospace" fo:font-size="10pt" style:font-size-asian="10pt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style:font-name="Arial1" fo:font-size="14pt" fo:language="ru" fo:country="RU" fo:font-weight="bold" style:font-size-asian="14pt" style:font-weight-asian="bold"/>
    </style:style>
    <style:style style:name="T29" style:family="text">
      <style:text-properties style:font-name="Arial1" fo:font-size="14pt" fo:language="en" fo:country="US" fo:font-weight="bold" style:font-size-asian="14pt" style:font-weight-asian="bold"/>
    </style:style>
    <style:style style:name="T30" style:family="text">
      <style:text-properties style:font-name="Arial1" fo:font-size="11pt" fo:letter-spacing="-0.0028in" fo:language="ru" fo:country="RU" style:font-size-asian="14pt" style:font-size-complex="14pt"/>
    </style:style>
    <style:style style:name="T31" style:family="text">
      <style:text-properties style:font-name="Arial1" fo:font-size="11pt" fo:letter-spacing="-0.0028in" fo:language="en" fo:country="US" style:font-size-asian="14pt" style:font-size-complex="14pt"/>
    </style:style>
    <style:style style:name="T32" style:family="text">
      <style:text-properties fo:font-size="11pt"/>
    </style:style>
    <style:style style:name="T33" style:family="text">
      <style:text-properties fo:font-size="11pt" fo:language="en" fo:country="US"/>
    </style:style>
    <style:style style:name="T34" style:family="text">
      <style:text-properties fo:font-size="11pt" fo:language="ru" fo:country="RU"/>
    </style:style>
    <style:style style:name="T35" style:family="text">
      <style:text-properties fo:font-size="11pt" fo:letter-spacing="-0.0028in" fo:language="ru" fo:country="RU" style:font-size-asian="14pt" style:font-size-complex="14pt"/>
    </style:style>
    <style:style style:name="T36" style:family="text">
      <style:text-properties fo:font-size="11pt" fo:letter-spacing="-0.0028in" fo:language="en" fo:country="US" style:font-size-asian="14pt" style:font-size-complex="14pt"/>
    </style:style>
    <style:style style:name="T37" style:family="text">
      <style:text-properties fo:letter-spacing="-0.0028in" fo:language="ru" fo:country="RU"/>
    </style:style>
    <style:style style:name="T38" style:family="text">
      <style:text-properties fo:letter-spacing="-0.0028in" fo:language="ru" fo:country="RU" style:font-size-asian="12pt" style:font-size-complex="12pt"/>
    </style:style>
    <style:style style:name="T39" style:family="text">
      <style:text-properties fo:letter-spacing="-0.0028in" fo:language="en" fo:country="US"/>
    </style:style>
    <style:style style:name="T40" style:family="text">
      <style:text-properties fo:letter-spacing="-0.0028in" fo:language="en" fo:country="US" style:font-size-asian="12pt" style:font-size-complex="12pt"/>
    </style:style>
    <style:style style:name="T41" style:family="text">
      <style:text-properties fo:language="ru" fo:country="RU"/>
    </style:style>
    <style:style style:name="T42" style:family="text">
      <style:text-properties fo:language="ru" fo:country="RU" style:font-size-asian="12pt" style:font-size-complex="12pt"/>
    </style:style>
    <style:style style:name="T43" style:family="text">
      <style:text-properties fo:language="ru" fo:country="RU" fo:font-weight="normal" style:font-size-asian="12pt" style:font-weight-asian="normal" style:font-size-complex="12pt" style:font-weight-complex="normal"/>
    </style:style>
    <style:style style:name="T44" style:family="text">
      <style:text-properties style:font-size-asian="12pt" style:font-size-complex="12pt"/>
    </style:style>
    <style:style style:name="T45" style:family="text">
      <style:text-properties fo:font-weight="normal" style:font-size-asian="12pt" style:font-weight-asian="normal" style:font-size-complex="12pt" style:font-weight-complex="normal"/>
    </style:style>
    <style:style style:name="T46" style:family="text">
      <style:text-properties fo:color="#3c3c3c" style:font-name="Monospace" fo:font-size="10pt" fo:font-style="italic" style:font-size-asian="10pt" style:font-style-asian="italic"/>
    </style:style>
    <style:style style:name="T47" style:family="text">
      <style:text-properties fo:color="#3c3c3c" style:font-name="Monospace" fo:font-size="10pt" fo:font-style="italic" fo:font-weight="bold" style:font-size-asian="10pt" style:font-style-asian="italic" style:font-weight-asian="bold"/>
    </style:style>
    <style:style style:name="T48" style:family="text">
      <style:text-properties fo:color="#3c3c3c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и науки РФ</text:p>
      <text:p text:style-name="P2"/>
      <text:p text:style-name="P4">ФГАОУ ВО «Уральский федеральный университет</text:p>
      <text:p text:style-name="P4">имени первого Президента России Б. Н. Ельцина»</text:p>
      <text:p text:style-name="P5">ИРИТ-РТФ</text:p>
      <text:p text:style-name="P5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3">N</text:span></text:span> <text:span text:style-name="Основной_20_шрифт_20_абзаца"><text:span text:style-name="T2">3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4">»</text:span></text:span></text:p>
      <text:p text:style-name="P2"/>
      <text:p text:style-name="P2"/>
      <text:p text:style-name="P3"><text:span text:style-name="Основной_20_шрифт_20_абзаца"><text:span text:style-name="T8">Тема: <text:s/></text:span></text:span><text:span text:style-name="Основной_20_шрифт_20_абзаца"><text:span text:style-name="T28">Арифметические операции в </text:span></text:span><text:span text:style-name="Основной_20_шрифт_20_абзаца"><text:span text:style-name="T29">Java</text:span></text:span></text:p>
      <text:p text:style-name="P9"/>
      <text:p text:style-name="P9"/>
      <text:p text:style-name="P9"/>
      <text:p text:style-name="P9"/>
      <text:p text:style-name="P9"/>
      <text:p text:style-name="P9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9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9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6"><text:soft-page-break/>СОДЕРЖАНИЕ</text:p>
      <text:p text:style-name="P2"/>
      <text:p text:style-name="P10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21"><text:span text:style-name="Основной_20_шрифт_20_абзаца"><text:span text:style-name="T38">Составить программу печати таблицы результатов поразрядных операций (обозначим как </text:span></text:span><text:span text:style-name="Основной_20_шрифт_20_абзаца"><text:span text:style-name="T40">z) </text:span></text:span><text:span text:style-name="Основной_20_шрифт_20_абзаца"><text:span text:style-name="T38">для пары чисел </text:span></text:span><text:span text:style-name="Основной_20_шрифт_20_абзаца"><text:span text:style-name="T40">x </text:span></text:span><text:span text:style-name="Основной_20_шрифт_20_абзаца"><text:span text:style-name="T38">и у типа </text:span></text:span><text:span text:style-name="Основной_20_шрифт_20_абзаца"><text:span text:style-name="T40">int. </text:span></text:span><text:span text:style-name="Основной_20_шрифт_20_абзаца"><text:span text:style-name="T19">Необходимо доработать вывод так, чтобы для положительных чисел выводились все незначащие нули, соответствующие разрядной сетке.</text:span></text:span></text:p>
      <text:p text:style-name="P22"><text:span text:style-name="T45">Составить программу печати таблицы результатов операций </text:span><text:span text:style-name="T43">сдвигов (в том числе операций с присваиванием). <text:s/></text:span><text:span text:style-name="Основной_20_шрифт_20_абзаца"><text:span text:style-name="T21">Вывод осуществить с использованием конструкции, аналогичной доработанной в п.1.</text:span></text:span></text:p>
      <text:p text:style-name="P22"><text:span text:style-name="Основной_20_шрифт_20_абзаца"><text:span text:style-name="T22">Написать программу для расчета прогрессивного подоходного налога </text:span></text:span><text:span text:style-name="Основной_20_шрифт_20_абзаца"><text:span text:style-name="T23">с использованием тернарного оператора.</text:span></text:span></text:p>
      <text:p text:style-name="P17"><text:span text:style-name="Основной_20_шрифт_20_абзаца"><text:span text:style-name="T6"/></text:span></text:p>
      <text:p text:style-name="P7">2 Анализ поставленной задачи</text:p>
      <text:p text:style-name="P23"/>
      <text:p text:style-name="Text_20_body"/>
      <text:p text:style-name="P18">3 Описание исходных текстов программы</text:p>
      <text:p text:style-name="P18"/>
      <text:p text:style-name="P19">Класс Main.java:</text:p>
      <text:p text:style-name="P12"><text:span text:style-name="T12">package</text:span><text:span text:style-name="T26"> lab_3;</text:span></text:p>
      <text:p text:style-name="P15"/>
      <text:p text:style-name="P13"><text:span text:style-name="T12">public</text:span><text:span text:style-name="T26"> </text:span><text:span text:style-name="T12">class</text:span><text:span text:style-name="T26"> Main {</text:span></text:p>
      <text:p text:style-name="P15"/>
      <text:p text:style-name="P13"><text:span text:style-name="T26"><text:tab/></text:span><text:span text:style-name="T12">public</text:span><text:span text:style-name="T26"> </text:span><text:span text:style-name="T12">static</text:span><text:span text:style-name="T26"> </text:span><text:span text:style-name="T12">void</text:span><text:span text:style-name="T26"> main(String[] args)</text:span></text:p>
      <text:p text:style-name="P13"><text:span text:style-name="T26"><text:tab/>{</text:span></text:p>
      <text:p text:style-name="P13"><text:span text:style-name="T26"><text:tab/><text:tab/></text:span><text:span text:style-name="T46">printBinaryOperations</text:span><text:span text:style-name="T26">(5, 6);</text:span></text:p>
      <text:p text:style-name="P13"><text:span text:style-name="T26"><text:tab/>}</text:span></text:p>
      <text:p text:style-name="P13"><text:span text:style-name="T26"><text:tab/></text:span></text:p>
      <text:p text:style-name="P13"><text:span text:style-name="T26"><text:tab/></text:span><text:span text:style-name="T12">private</text:span><text:span text:style-name="T26"> </text:span><text:span text:style-name="T12">static</text:span><text:span text:style-name="T26"> </text:span><text:span text:style-name="T12">void</text:span><text:span text:style-name="T26"> printBinaryOperations(</text:span><text:span text:style-name="T12">int</text:span><text:span text:style-name="T26"> firstum, </text:span><text:span text:style-name="T12">int</text:span><text:span text:style-name="T26"> secondNum)</text:span></text:p>
      <text:p text:style-name="P13"><text:span text:style-name="T26"><text:tab/>{</text:span></text:p>
      <text:p text:style-name="P13"><text:span text:style-name="T26"><text:tab/><text:tab/>String NOT = Integer.</text:span><text:span text:style-name="T46">toBinaryString</text:span><text:span text:style-name="T26">(~firstum);</text:span></text:p>
      <text:p text:style-name="P13"><text:span text:style-name="T26"><text:tab/><text:tab/>String AND = Integer.</text:span><text:span text:style-name="T46">toBinaryString</text:span><text:span text:style-name="T26">(firstum &amp; secondNum);<text:tab/></text:span></text:p>
      <text:p text:style-name="P13"><text:span text:style-name="T26"><text:tab/><text:tab/>String OR = Integer.</text:span><text:span text:style-name="T46">toBinaryString</text:span><text:span text:style-name="T26">(firstum | secondNum);</text:span></text:p>
      <text:p text:style-name="P13"><text:span text:style-name="T26"><text:tab/><text:tab/>String XOR = Integer.</text:span><text:span text:style-name="T46">toBinaryString</text:span><text:span text:style-name="T26">(firstum ^ secondNum);</text:span></text:p>
      <text:p text:style-name="P13"><text:span text:style-name="T26"><text:tab/><text:tab/>String SHIFT_RIGHT = Integer.</text:span><text:span text:style-name="T46">toBinaryString</text:span><text:span text:style-name="T26">(firstum &gt;&gt; secondNum);</text:span></text:p>
      <text:p text:style-name="P13"><text:span text:style-name="T26"><text:tab/><text:tab/>String SHIFT_LEFT = Integer.</text:span><text:span text:style-name="T46">toBinaryString</text:span><text:span text:style-name="T26">(firstum &lt;&lt; secondNum);</text:span></text:p>
      <text:p text:style-name="P15"/>
      <text:p text:style-name="P13"><text:span text:style-name="T26"><text:tab/><text:tab/></text:span><text:span text:style-name="T46">printResult</text:span><text:span text:style-name="T26">(</text:span><text:span text:style-name="T27">"Побитовый NOT: "</text:span><text:span text:style-name="T26">, </text:span><text:span text:style-name="T48">NOT</text:span><text:span text:style-name="T26">);</text:span></text:p>
      <text:p text:style-name="P13"><text:span text:style-name="T26"><text:tab/><text:tab/></text:span><text:span text:style-name="T46">printResult</text:span><text:span text:style-name="T26">(</text:span><text:span text:style-name="T27">"Побитовый AND: "</text:span><text:span text:style-name="T26">, </text:span><text:span text:style-name="T48">AND</text:span><text:span text:style-name="T26">);</text:span></text:p>
      <text:p text:style-name="P13"><text:span text:style-name="T26"><text:tab/><text:tab/></text:span><text:span text:style-name="T46">printResult</text:span><text:span text:style-name="T26">(</text:span><text:span text:style-name="T27">"Побитовый OR: "</text:span><text:span text:style-name="T26">, </text:span><text:span text:style-name="T48">OR</text:span><text:span text:style-name="T26">);</text:span></text:p>
      <text:p text:style-name="P13"><text:span text:style-name="T26"><text:tab/><text:tab/></text:span><text:span text:style-name="T46">printResult</text:span><text:span text:style-name="T26">(</text:span><text:span text:style-name="T27">"Побитовый исключаещее OR: "</text:span><text:span text:style-name="T26">, </text:span><text:span text:style-name="T48">XOR</text:span><text:span text:style-name="T26">);</text:span></text:p>
      <text:p text:style-name="P13"><text:span text:style-name="T26"><text:tab/><text:tab/></text:span><text:span text:style-name="T46">printResult</text:span><text:span text:style-name="T26">(</text:span><text:span text:style-name="T27">"Побитовый сдвиг вправо: "</text:span><text:span text:style-name="T26">, </text:span><text:span text:style-name="T48">SHIFT_RIGHT</text:span><text:span text:style-name="T26">);</text:span></text:p>
      <text:p text:style-name="P13"><text:span text:style-name="T26"><text:tab/><text:tab/></text:span><text:span text:style-name="T46">printResult</text:span><text:span text:style-name="T26">(</text:span><text:span text:style-name="T27">"Побитовый сдвиг влево: "</text:span><text:span text:style-name="T26">, </text:span><text:span text:style-name="T48">SHIFT_LEFT</text:span><text:span text:style-name="T26">);</text:span></text:p>
      <text:p text:style-name="P13"><text:span text:style-name="T26"><text:tab/>}</text:span></text:p>
      <text:p text:style-name="P13"><text:span text:style-name="T26"><text:tab/></text:span></text:p>
      <text:p text:style-name="P13"><text:span text:style-name="T26"><text:tab/></text:span><text:span text:style-name="T12">private</text:span><text:span text:style-name="T26"> </text:span><text:span text:style-name="T12">static</text:span><text:span text:style-name="T26"> </text:span><text:span text:style-name="T12">void</text:span><text:span text:style-name="T26"> printResult(String desc, String result)</text:span></text:p>
      <text:p text:style-name="P13"><text:span text:style-name="T26"><text:tab/>{</text:span></text:p>
      <text:p text:style-name="P13"><text:span text:style-name="T26"><text:tab/><text:tab/>System.</text:span><text:span text:style-name="T47">out</text:span><text:span text:style-name="T26">.println(desc + String.</text:span><text:span text:style-name="T46">format</text:span><text:span text:style-name="T26">(</text:span><text:span text:style-name="T27">"%32s"</text:span><text:span text:style-name="T26">, result).replace(</text:span><text:span text:style-name="T27">' '</text:span><text:span text:style-name="T26">, </text:span><text:soft-page-break/><text:span text:style-name="T27">'0'</text:span><text:span text:style-name="T26">));</text:span></text:p>
      <text:p text:style-name="P13"><text:span text:style-name="T26"><text:tab/>}</text:span></text:p>
      <text:p text:style-name="P14"><text:span text:style-name="T26">}</text:span></text:p>
      <text:p text:style-name="Text_20_body"><text:span text:style-name="Основной_20_шрифт_20_абзаца"><text:span text:style-name="T10"/></text:span></text:p>
      <text:p text:style-name="P20"><text:span text:style-name="Основной_20_шрифт_20_абзаца"><text:span text:style-name="T11">Класс Tax.java:</text:span></text:span></text:p>
      <text:p text:style-name="P8">Заключение</text:p>
      <text:p text:style-name="P11"><text:span text:style-name="Основной_20_шрифт_20_абзаца"><text:span text:style-name="T5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yriadPro-Regular" svg:font-family="MyriadPro-Regular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09-30T00:16:24.598166186</dc:date>
    <meta:editing-cycles>29</meta:editing-cycles>
    <meta:editing-duration>PT58M9S</meta:editing-duration>
    <meta:document-statistic meta:table-count="0" meta:image-count="0" meta:object-count="0" meta:page-count="3" meta:paragraph-count="50" meta:word-count="240" meta:character-count="2025" meta:non-whitespace-character-count="177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